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  <draw:frame draw:style-name="gr9" draw:text-style-name="P7" draw:layer="layout" svg:width="3.868cm" svg:height="1.517cm" svg:x="43.201cm" svg:y="22.266cm">
          <draw:text-box>
            <text:p><text:span text:style-name="T8">val = 0</text:span></text:p>
          </draw:text-box>
        </draw:frame>
        <draw:frame draw:style-name="gr9" draw:text-style-name="P7" draw:layer="layout" svg:width="3.868cm" svg:height="1.517cm" svg:x="58.001cm" svg:y="22.267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50:34.289218768</dc:date>
    <dc:creator>elucterio </dc:creator>
    <meta:editing-duration>PT18H42M9S</meta:editing-duration>
    <meta:editing-cycles>81</meta:editing-cycles>
    <meta:generator>LibreOffice/4.2.8.2$Linux_X86_64 LibreOffice_project/420m0$Build-2</meta:generator>
    <meta:document-statistic meta:object-count="104"/>
  </office:meta>
</office:document-meta>
</file>